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handas" fo:font-size="16pt" fo:font-weight="bold" officeooo:rsid="001b8f9d" officeooo:paragraph-rsid="001b8f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handas" fo:font-size="16pt" fo:font-weight="normal" officeooo:rsid="00205a77" officeooo:paragraph-rsid="00205a7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handas" fo:font-size="11pt" fo:font-weight="normal" officeooo:rsid="001b8f9d" officeooo:paragraph-rsid="001b8f9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handas" fo:font-size="11pt" fo:font-weight="normal" officeooo:rsid="00205a77" officeooo:paragraph-rsid="00205a7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handas" fo:font-size="11pt" officeooo:rsid="001b8f9d" officeooo:paragraph-rsid="001b8f9d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05a77" officeooo:paragraph-rsid="00205a77" style:font-size-asian="16pt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Chandas" fo:font-size="11pt" officeooo:rsid="00205a77" officeooo:paragraph-rsid="00205a77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handas" fo:font-size="11pt" fo:font-weight="normal" officeooo:rsid="001b8f9d" officeooo:paragraph-rsid="001b8f9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handas" fo:font-size="11pt" fo:font-weight="normal" officeooo:rsid="001b8f9d" officeooo:paragraph-rsid="00205a7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handas" fo:font-size="11pt" fo:font-weight="normal" officeooo:rsid="00205a77" officeooo:paragraph-rsid="00205a77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handas" fo:font-size="11pt" fo:font-weight="normal" officeooo:rsid="00205a77" officeooo:paragraph-rsid="00205a77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Chandas" fo:font-size="11pt" officeooo:rsid="00205a77" officeooo:paragraph-rsid="00205a7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403d"/>
    </style:style>
    <style:style style:name="T4" style:family="text">
      <style:text-properties style:font-name="Chandas" fo:font-weight="normal" style:font-weight-asian="normal" style:font-weight-complex="normal"/>
    </style:style>
    <style:style style:name="T5" style:family="text">
      <style:text-properties style:font-name="Chandas" fo:font-weight="normal" officeooo:rsid="001b8f9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ias para Mofio</text:p>
      <text:p text:style-name="P1"/>
      <text:p text:style-name="P5">1 – Tentar procurar alguma API que detecte linguagens. Por exemplo, a do Google Translate;</text:p>
      <text:p text:style-name="P5"/>
      <text:p text:style-name="P5">2 – Pesquisar sobre reconhecimentos de discurso de ódio;</text:p>
      <text:p text:style-name="P5"><text:tab/><text:tab/>a) Que tal pesquisar exemplos de tweets que manifestem discursos de ira?</text:p>
      <text:p text:style-name="P5"/>
      <text:p text:style-name="P5">3 – Ler um pouco sobre machine learn<text:span text:style-name="T3">ing</text:span> e tentar aplicar alguns conceitos ao bot.</text:p>
      <text:p text:style-name="P5"/>
      <text:p text:style-name="P5">4 – Começar a entrar em contato com alunos e professores de psicologia para pegar dicas de como o bot pode contribuir na vida de pessoas depressivas ou ansiosas.</text:p>
      <text:p text:style-name="P5"/>
      <text:p text:style-name="P5">5 – É <text:span text:style-name="T1">necessário </text:span><text:span text:style-name="T2">criar uma pesquisa para entender o cenário destes problemas na sociedade atual.</text:span></text:p>
      <text:p text:style-name="P3"><text:tab/><text:tab/>a) Para começar, devo fazer uma pesquisa secundária, com dados já prontos.</text:p>
      <text:p text:style-name="P3"><text:tab/><text:tab/>b) Depois, fazer uma pesquisa com jovens entre 11 e 20 anos.</text:p>
      <text:p text:style-name="P3">c) As pessoas pensam em suicídio?</text:p>
      <text:p text:style-name="P3"/>
      <text:p text:style-name="P9"/>
      <text:p text:style-name="P9"/>
      <text:p text:style-name="P9"/>
      <text:p text:style-name="P9"/>
      <text:p text:style-name="P6"><text:soft-page-break/><text:span text:style-name="T5">M</text:span><text:span text:style-name="T4">ATRIZ SWOT</text:span></text:p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STRENGTHS<text:line-break/><text:line-break/>Habilidade em Python</text:p>
          </table:table-cell>
          <table:table-cell table:style-name="Tabela1.B1" office:value-type="string">
            <text:p text:style-name="P7">WEAKNESSES</text:p>
            <text:p text:style-name="P7"/>
            <text:p text:style-name="P7">Pouco conhecimento em IA</text:p>
          </table:table-cell>
        </table:table-row>
        <table:table-row>
          <table:table-cell table:style-name="Tabela1.A2" office:value-type="string">
            <text:p text:style-name="P7">OPPOTUNITIES</text:p>
            <text:p text:style-name="P7"/>
            <text:p text:style-name="P7">Tempo livre para pesquisa</text:p>
          </table:table-cell>
          <table:table-cell table:style-name="Tabela1.B2" office:value-type="string">
            <text:p text:style-name="P7">THREATS</text:p>
            <text:p text:style-name="P7"/>
            <text:p text:style-name="P7">Twitter não conceder acesso às tokens.</text:p>
          </table:table-cell>
        </table:table-row>
      </table:table>
      <text:p text:style-name="P3"/>
      <text:p text:style-name="P3"/>
      <text:p text:style-name="P2">Problems to solve</text:p>
      <text:p text:style-name="P4"/>
      <text:list xml:id="list788716810" text:style-name="L1">
        <text:list-item>
          <text:p text:style-name="P11">How can Mofio recognize hate speech?</text:p>
        </text:list-item>
        <text:list-item>
          <text:p text:style-name="P11">How can Mofio actually help people?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7:26:55.331192723</meta:creation-date>
    <dc:date>2019-09-25T08:52:38.196292767</dc:date>
    <meta:editing-duration>PT33M56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2" meta:paragraph-count="22" meta:word-count="165" meta:character-count="995" meta:non-whitespace-character-count="842"/>
  </office:meta>
</office:document-meta>
</file>